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draw:fill="none" fo:min-height="0.396cm"/>
    </style:style>
    <style:style style:name="gr3" style:family="graphic" style:parent-style-name="standard">
      <style:graphic-properties draw:stroke="none" draw:stroke-dash="Dash_20_2" svg:stroke-width="0cm" svg:stroke-color="#3465af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" style:family="graphic" style:parent-style-name="standard">
      <style:graphic-properties draw:stroke="none" draw:stroke-dash="Dash_20_2" svg:stroke-width="0cm" svg:stroke-color="#3465af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24" dr3d:vertical-segments="24" dr3d:backface-culling="enabled" dr3d:normals-kind="object" dr3d:normals-direction="inverse" dr3d:texture-filter="enabled" dr3d:diffuse-color="#00b8ff" dr3d:emissive-color="#000000" dr3d:specular-color="#ffffff" dr3d:shininess="15%" dr3d:shadow="hidden"/>
    </style:style>
    <style:style style:name="gr5" style:family="graphic" style:parent-style-name="standard">
      <style:graphic-properties svg:stroke-width="0.025cm" draw:marker-start-width="0.266cm" draw:marker-end-width="0.266cm" draw:textarea-vertical-align="middle" fo:padding-top="0.137cm" fo:padding-bottom="0.137cm" fo:padding-left="0.262cm" fo:padding-right="0.262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measure" style:list-style-name="L1">
      <style:graphic-properties draw:textarea-vertical-align="middle" draw:line-distance="0.175cm" draw:placing="below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051cm" draw:marker-start-width="0.355cm" draw:marker-end-width="0.355cm" svg:stroke-linecap="round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403cm" svg:y1="0.691cm" svg:x2="3.403cm" svg:y2="5.806cm">
          <text:p/>
        </draw:line>
        <draw:frame draw:style-name="gr2" draw:text-style-name="P2" draw:layer="layout" svg:width="0.502cm" svg:height="0.646cm" svg:x="1.995cm" svg:y="3.481cm">
          <draw:text-box>
            <text:p text:style-name="P2"/>
          </draw:text-box>
        </draw:frame>
        <dr3d:scene draw:style-name="gr3" svg:width="0.777cm" svg:height="0.775cm" svg:x="0.495cm" svg:y="3.929cm" dr3d:vrp="(0 0 16888.1428571429)" dr3d:vpn="(0 0 14297.1428571429)" dr3d:projection="perspective" dr3d:distance="2.591cm" dr3d:focal-length="10.008cm" dr3d:shadow-slant="0" dr3d:shade-mode="gouraud" dr3d:ambient-color="#666666" dr3d:lighting-mode="false">
          <dr3d:light dr3d:diffuse-color="#cccccc" dr3d:direction="(-0.88796486682002 -0.0825579201258061 0.452440697901731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aw:ellipse draw:style-name="gr5" draw:text-style-name="P1" draw:layer="layout" svg:width="2.032cm" svg:height="1.969cm" draw:transform="rotate (-0.241553568476015) translate (2.459cm 0.671cm)" draw:kind="arc" draw:start-angle="230.53" draw:end-angle="293.11">
          <text:p/>
        </draw:ellipse>
        <draw:frame draw:style-name="gr6" draw:text-style-name="P1" draw:layer="layout" svg:width="0.457cm" svg:height="0.379cm" svg:x="2.567cm" svg:y="2.98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measure draw:style-name="gr7" draw:text-style-name="P3" draw:layer="measurelines" svg:x1="3.083cm" svg:y1="0.955cm" svg:x2="0.825cm" svg:y2="3.9cm">
          <text:p text:style-name="P3">L</text:p>
        </draw:measure>
        <draw:frame draw:style-name="gr8" draw:text-style-name="P4" draw:layer="layout" svg:width="0.917cm" svg:height="0.806cm" svg:x="0.413cm" svg:y="4.576cm">
          <draw:text-box>
            <text:p><text:span text:style-name="T1">m</text:span></text:p>
          </draw:text-box>
        </draw:frame>
        <draw:g>
          <draw:g>
            <draw:line draw:style-name="gr9" draw:text-style-name="P1" draw:layer="layout" svg:x1="1.343cm" svg:y1="4.007cm" svg:x2="1.163cm" svg:y2="3.593cm">
              <text:p/>
            </draw:line>
            <draw:line draw:style-name="gr9" draw:text-style-name="P1" draw:layer="layout" svg:x1="1.605cm" svg:y1="3.672cm" svg:x2="1.161cm" svg:y2="3.59cm">
              <text:p/>
            </draw:line>
          </draw:g>
          <draw:g>
            <draw:line draw:style-name="gr9" draw:text-style-name="P1" draw:layer="layout" svg:x1="1.607cm" svg:y1="3.669cm" svg:x2="1.427cm" svg:y2="3.255cm">
              <text:p/>
            </draw:line>
            <draw:line draw:style-name="gr9" draw:text-style-name="P1" draw:layer="layout" svg:x1="1.868cm" svg:y1="3.335cm" svg:x2="1.424cm" svg:y2="3.253cm">
              <text:p/>
            </draw:line>
          </draw:g>
          <draw:g>
            <draw:line draw:style-name="gr9" draw:text-style-name="P1" draw:layer="layout" svg:x1="1.87cm" svg:y1="3.336cm" svg:x2="1.69cm" svg:y2="2.922cm">
              <text:p/>
            </draw:line>
            <draw:line draw:style-name="gr9" draw:text-style-name="P1" draw:layer="layout" svg:x1="2.131cm" svg:y1="3.002cm" svg:x2="1.687cm" svg:y2="2.92cm">
              <text:p/>
            </draw:line>
          </draw:g>
          <draw:g>
            <draw:line draw:style-name="gr9" draw:text-style-name="P1" draw:layer="layout" svg:x1="2.134cm" svg:y1="3.004cm" svg:x2="1.954cm" svg:y2="2.59cm">
              <text:p/>
            </draw:line>
            <draw:line draw:style-name="gr9" draw:text-style-name="P1" draw:layer="layout" svg:x1="2.395cm" svg:y1="2.67cm" svg:x2="1.951cm" svg:y2="2.588cm">
              <text:p/>
            </draw:line>
          </draw:g>
          <draw:g>
            <draw:line draw:style-name="gr9" draw:text-style-name="P1" draw:layer="layout" svg:x1="2.402cm" svg:y1="2.674cm" svg:x2="2.222cm" svg:y2="2.26cm">
              <text:p/>
            </draw:line>
            <draw:line draw:style-name="gr9" draw:text-style-name="P1" draw:layer="layout" svg:x1="2.663cm" svg:y1="2.34cm" svg:x2="2.219cm" svg:y2="2.258cm">
              <text:p/>
            </draw:line>
          </draw:g>
          <draw:g>
            <draw:line draw:style-name="gr9" draw:text-style-name="P1" draw:layer="layout" svg:x1="2.66cm" svg:y1="2.337cm" svg:x2="2.48cm" svg:y2="1.923cm">
              <text:p/>
            </draw:line>
            <draw:line draw:style-name="gr9" draw:text-style-name="P1" draw:layer="layout" svg:x1="2.922cm" svg:y1="2.003cm" svg:x2="2.478cm" svg:y2="1.921cm">
              <text:p/>
            </draw:line>
          </draw:g>
          <draw:g>
            <draw:line draw:style-name="gr9" draw:text-style-name="P1" draw:layer="layout" svg:x1="2.931cm" svg:y1="2.008cm" svg:x2="2.751cm" svg:y2="1.594cm">
              <text:p/>
            </draw:line>
            <draw:line draw:style-name="gr9" draw:text-style-name="P1" draw:layer="layout" svg:x1="3.192cm" svg:y1="1.674cm" svg:x2="2.748cm" svg:y2="1.592cm">
              <text:p/>
            </draw:line>
          </draw:g>
          <draw:line draw:style-name="gr9" draw:text-style-name="P1" draw:layer="layout" svg:x1="3.195cm" svg:y1="1.675cm" svg:x2="3.015cm" svg:y2="1.261cm">
            <text:p/>
          </draw:line>
          <draw:line draw:style-name="gr9" draw:text-style-name="P1" draw:layer="layout" svg:x1="3.297cm" svg:y1="1.313cm" svg:x2="3.012cm" svg:y2="1.259cm">
            <text:p/>
          </draw:line>
          <draw:line draw:style-name="gr9" draw:text-style-name="P1" draw:layer="layout" svg:x1="3.294cm" svg:y1="1.318cm" svg:x2="3.396cm" svg:y2="1.189cm">
            <text:p/>
          </draw:line>
          <draw:line draw:style-name="gr9" draw:text-style-name="P1" draw:layer="layout" svg:x1="1.352cm" svg:y1="3.999cm" svg:x2="1.136cm" svg:y2="3.959cm">
            <text:p/>
          </draw:line>
          <draw:line draw:style-name="gr9" draw:text-style-name="P1" draw:layer="layout" svg:x1="1.14cm" svg:y1="3.952cm" svg:x2="1.028cm" svg:y2="4.093cm">
            <text:p/>
          </draw:line>
        </draw:g>
        <draw:custom-shape draw:style-name="gr10" draw:text-style-name="P1" draw:layer="layout" svg:width="0.127cm" svg:height="0.127cm" svg:x="3.344cm" svg:y="1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0.354cm" svg:y1="1.162cm" svg:x2="3.776cm" svg:y2="1.1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81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9T20:19:50.935678531</meta:creation-date>
    <dc:date>2015-01-19T20:51:29.071733180</dc:date>
    <meta:editing-duration>PT16M15S</meta:editing-duration>
    <meta:editing-cycles>2</meta:editing-cycles>
    <meta:generator>LibreOffice/4.1.6.2$Linux_X86_64 LibreOffice_project/410m0$Build-2</meta:generator>
    <meta:document-statistic meta:object-count="37"/>
  </office:meta>
</office:document-meta>
</file>

<file path=Object 1/content.xml><?xml version="1.0" encoding="utf-8"?>
<math xmlns="http://www.w3.org/1998/Math/MathML">
  <semantics>
    <mrow>
      <mstyle mathsize="14pt">
        <mrow>
          <mrow>
            <mo stretchy="false">θ</mo>
          </mrow>
        </mrow>
      </mstyle>
    </mrow>
    <annotation encoding="StarMath 5.0">size 14 {%theta}</annotation>
  </semantics>
</math>
</file>